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" style:parent-style-name="Standard" style:family="paragraph">
      <style:text-properties fo:font-style="italic" style:font-style-asian="italic" style:font-style-complex="italic" fo:background-color="#00A933"/>
    </style:style>
    <style:style style:name="P9" style:parent-style-name="Standard" style:list-style-name="LFO1" style:family="paragraph">
      <style:text-properties fo:font-weight="bold" style:font-weight-asian="bold" style:font-weight-complex="bold"/>
    </style:style>
    <style:style style:name="P10" style:parent-style-name="Standard" style:list-style-name="LFO1" style:family="paragraph"/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list-style-name="LFO1" style:family="paragraph">
      <style:text-properties fo:font-weight="bold" style:font-weight-asian="bold" style:font-weight-complex="bold"/>
    </style:style>
    <style:style style:name="P14" style:parent-style-name="Standard" style:list-style-name="LFO1" style:family="paragraph">
      <style:text-properties fo:font-weight="bold" style:font-weight-asian="bold" style:font-weight-complex="bold"/>
    </style:style>
    <style:style style:name="P15" style:parent-style-name="Standard" style:list-style-name="LFO1" style:family="paragraph">
      <style:text-properties fo:font-weight="bold" style:font-weight-asian="bold" style:font-weight-complex="bold"/>
    </style:style>
    <style:style style:name="P16" style:parent-style-name="Standard" style:list-style-name="LFO1" style:family="paragraph">
      <style:text-properties fo:font-weight="bold" style:font-weight-asian="bold" style:font-weight-complex="bold"/>
    </style:style>
    <style:style style:name="P17" style:parent-style-name="Standard" style:list-style-name="LFO1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list-style-name="LFO1" style:family="paragraph"/>
    <style:style style:name="T21" style:parent-style-name="Standardnípísmoodstavce" style:family="text">
      <style:text-properties fo:font-style="italic" style:font-style-asian="italic" style:font-style-complex="italic"/>
    </style:style>
    <style:style style:name="P22" style:parent-style-name="Standard" style:list-style-name="LFO1" style:family="paragraph"/>
    <style:style style:name="T23" style:parent-style-name="Standardnípísmoodstavce" style:family="text">
      <style:text-properties fo:font-style="italic" style:font-style-asian="italic" style:font-style-complex="italic"/>
    </style:style>
    <style:style style:name="P24" style:parent-style-name="Standard" style:list-style-name="LFO1" style:family="paragraph"/>
    <style:style style:name="T25" style:parent-style-name="Standardnípísmoodstavce" style:family="text">
      <style:text-properties fo:color="#000000"/>
    </style:style>
    <style:style style:name="T26" style:parent-style-name="Standardnípísmoodstavce" style:family="text">
      <style:text-properties fo:font-style="italic" style:font-style-asian="italic" style:font-style-complex="italic"/>
    </style:style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/>
    <style:style style:name="P30" style:parent-style-name="Standard" style:list-style-name="LFO1" style:family="paragraph"/>
    <style:style style:name="P31" style:parent-style-name="Standard" style:family="paragraph">
      <style:text-properties fo:font-style="italic" style:font-style-asian="italic" style:font-style-complex="italic"/>
    </style:style>
    <style:style style:name="P32" style:parent-style-name="Standard" style:family="paragraph">
      <style:text-properties fo:font-style="italic" style:font-style-asian="italic" style:font-style-complex="italic"/>
    </style:style>
    <style:style style:name="P33" style:parent-style-name="Standard" style:family="paragraph">
      <style:text-properties fo:font-style="italic" style:font-style-asian="italic" style:font-style-complex="italic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T35" style:parent-style-name="Standardnípísmoodstavce" style:family="text">
      <style:text-properties fo:font-style="italic" style:font-style-asian="italic" style:font-style-complex="italic"/>
    </style:style>
    <style:style style:name="T36" style:parent-style-name="Standardnípísmoodstavce" style:family="text">
      <style:text-properties fo:font-style="italic" style:font-style-asian="italic" style:font-style-complex="italic"/>
    </style:style>
    <style:style style:name="T37" style:parent-style-name="Standardnípísmoodstavce" style:family="text">
      <style:text-properties fo:font-style="italic" style:font-style-asian="italic" style:font-style-complex="italic"/>
    </style:style>
    <style:style style:name="T38" style:parent-style-name="Standardnípísmoodstavce" style:family="text">
      <style:text-properties fo:font-style="italic" style:font-style-asian="italic" style:font-style-complex="italic"/>
    </style:style>
    <style:style style:name="T39" style:parent-style-name="Standardnípísmoodstavce" style:family="text">
      <style:text-properties fo:font-style="italic" style:font-style-asian="italic" style:font-style-complex="italic"/>
    </style:style>
    <style:style style:name="P40" style:parent-style-name="Standard" style:family="paragraph">
      <style:text-properties fo:font-style="italic" style:font-style-asian="italic" style:font-style-complex="italic"/>
    </style:style>
    <style:style style:name="P41" style:parent-style-name="Standard" style:family="paragraph">
      <style:text-properties fo:font-style="italic" style:font-style-asian="italic" style:font-style-complex="italic"/>
    </style:style>
    <style:style style:name="P42" style:parent-style-name="Standard" style:family="paragraph">
      <style:text-properties fo:font-style="italic" style:font-style-asian="italic" style:font-style-complex="italic"/>
    </style:style>
    <style:style style:name="T43" style:parent-style-name="Standardnípísmoodstavce" style:family="text">
      <style:text-properties fo:font-weight="bold" style:font-weight-asian="bold" style:font-weight-complex="bold" fo:font-style="italic" style:font-style-asian="italic" style:font-style-complex="italic"/>
    </style:style>
    <style:style style:name="P44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5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6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7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8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9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0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1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T54" style:parent-style-name="Standardnípísmoodstavce" style:family="text">
      <style:text-properties fo:font-style="italic" style:font-style-asian="italic" style:font-style-complex="italic"/>
    </style:style>
    <style:style style:name="T55" style:parent-style-name="Standardnípísmoodstavce" style:family="text">
      <style:text-properties fo:font-style="italic" style:font-style-asian="italic" style:font-style-complex="italic"/>
    </style:style>
    <style:style style:name="P56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7" style:parent-style-name="Standard" style:family="paragraph">
      <style:text-properties fo:font-style="italic" style:font-style-asian="italic" style:font-style-complex="italic"/>
    </style:style>
    <style:style style:name="P58" style:parent-style-name="Standard" style:family="paragraph">
      <style:text-properties fo:font-style="italic" style:font-style-asian="italic" style:font-style-complex="italic"/>
    </style:style>
  </office:automatic-styles>
  <office:body>
    <office:text text:use-soft-page-breaks="true">
      <text:p text:style-name="P1">Černovice popis dat</text:p>
      <text:p text:style-name="P2"/>
      <text:p text:style-name="P3">1 <text:s/>- velmi nízka</text:p>
      <text:p text:style-name="P4">2 - nízká</text:p>
      <text:p text:style-name="P5">3 - střední</text:p>
      <text:p text:style-name="P6">4 - vysoká</text:p>
      <text:p text:style-name="P7">5 – velmi vysoká</text:p>
      <text:p text:style-name="P8"/>
      <text:p text:style-name="Standard"/>
      <text:list text:style-name="LFO1" text:continue-numbering="true">
        <text:list-item>
          <text:p text:style-name="P9">esai = Náchylnost území <text:s/>k degradaci</text:p>
          <text:list text:continue-numbering="true">
            <text:list-item>
              <text:p text:style-name="P10">kategorie náchylnosti 1-8</text:p>
            </text:list-item>
          </text:list>
        </text:list-item>
      </text:list>
      <text:p text:style-name="P11">group = Dílčí ukazatelé</text:p>
      <text:p text:style-name="P12"/>
      <text:list text:style-name="LFO1" text:continue-numbering="true">
        <text:list-item>
          <text:p text:style-name="P13">stav půdy</text:p>
          <text:list text:continue-numbering="true">
            <text:list-item>
              <text:p text:style-name="P14">kategorie stavu 1-8</text:p>
            </text:list-item>
          </text:list>
        </text:list-item>
        <text:list-item>
          <text:p text:style-name="P15">stav klimatu</text:p>
        </text:list-item>
        <text:list-item>
          <text:p text:style-name="P16">stav vegetace</text:p>
        </text:list-item>
        <text:list-item>
          <text:p text:style-name="P17">intenzita lidské činnosti</text:p>
        </text:list-item>
      </text:list>
      <text:p text:style-name="Standard"/>
      <text:p text:style-name="P18">Info okno</text:p>
      <text:p text:style-name="P19"/>
      <text:list text:style-name="LFO1" text:continue-numbering="true">
        <text:list-item>
          <text:p text:style-name="P20">Výsledná kategorie náchylnosti území k degradaci ve vybraném segmentu je<text:s/><text:span text:style-name="T21">kat</text:span></text:p>
        </text:list-item>
        <text:list-item>
          <text:p text:style-name="P22">Hodnota náchylnosti území k degradaci činí<text:s/><text:span text:style-name="T23">číslo</text:span></text:p>
        </text:list-item>
      </text:list>
      <text:p text:style-name="Standard"/>
      <text:list text:style-name="LFO1" text:continue-numbering="true">
        <text:list-item>
          <text:p text:style-name="P24">Výsledná hodnota zahrnuje posouzení 4<text:s/><text:span text:style-name="T25">složek</text:span><text:span text:style-name="T26">:</text:span></text:p>
          <text:list text:continue-numbering="true">
            <text:list-item>
              <text:p text:style-name="P27">stav půdy <text:s/>- klasifikované kategorii 3 (XX) s hodnotou číslo</text:p>
            </text:list-item>
            <text:list-item>
              <text:p text:style-name="P28">stav klimatu <text:s/>- dtto</text:p>
            </text:list-item>
            <text:list-item>
              <text:p text:style-name="P29">stav vegetace - dtto</text:p>
            </text:list-item>
            <text:list-item>
              <text:p text:style-name="P30">intenzita lidské činnosti - dtto</text:p>
            </text:list-item>
          </text:list>
        </text:list-item>
      </text:list>
      <text:p text:style-name="Standard"/>
      <text:p text:style-name="Standard">Hodnoty náchylnosti území k degradaci jsou rozděleny do 8 kategorií, kdy nejméně náchylnou k degradaci (nejlepší) je kategorie 1 a nejvíce náchylnou, již degradovanou, (nejhorší) je kategorie 8.</text:p>
      <text:p text:style-name="P31"/>
      <text:p text:style-name="P32">Čím je segment náchylnější k degradaci (je zařazen do vyšší kategorie), tím vyžaduje zvážení provedení mitigačních a adaptačních opatření s vyšší prioritou.</text:p>
      <text:p text:style-name="P33"/>
      <text:p text:style-name="P34">Info okno pro stav</text:p>
      <text:p text:style-name="Standard"/>
      <text:p text:style-name="Standard">Stav složky (XX) dosahuje hodnoty<text:s/><text:span text:style-name="T35">číslo.</text:span></text:p>
      <text:p text:style-name="Standard"><text:span text:style-name="T36">Hodnota zahrnuje posouzení XX parametrů</text:span></text:p>
      <text:p text:style-name="Standard"><text:span text:style-name="T37">nazev - číslo</text:span></text:p>
      <text:p text:style-name="Standard"><text:span text:style-name="T38">- číslo</text:span></text:p>
      <text:p text:style-name="Standard"><text:span text:style-name="T39">- číslo</text:span></text:p>
      <text:p text:style-name="Standard"/>
      <text:p text:style-name="Standard">Hodnota jednotlivých parametrů nabývá <text:s/>rozsahu 1-2, kdy nejlepší stav vykazuje hodnota 1 a nejhorší hodnota 2.</text:p>
      <text:p text:style-name="P40"/>
      <text:p text:style-name="P41">Čím více se stav blíží hodnotě 2, tím je segment náchylnější k degradaci.</text:p>
      <text:p text:style-name="P42"/>
      <text:p text:style-name="Standard"><text:span text:style-name="T43">Efs -<text:s/></text:span>Ekosystémové funkce/služby</text:p>
      <text:p text:style-name="P44"/>
      <text:p text:style-name="P45">Zásoba uhlíku ve vegetaci</text:p>
      <text:p text:style-name="P46">Evapotranspirace</text:p>
      <text:p text:style-name="P47">Ekologická hodnota biotopu</text:p>
      <text:p text:style-name="P48">Retence vody</text:p>
      <text:p text:style-name="P49">Ochlazovací funkce vegetace</text:p>
      <text:p text:style-name="P50"/>
      <text:p text:style-name="P51">vizualizace kategorie 1-5</text:p>
      <text:p text:style-name="Standard"/>
      <text:p text:style-name="Standard"/>
      <text:p text:style-name="P52">Info okno</text:p>
      <text:p text:style-name="P53"/>
      <text:p text:style-name="Standard"><text:span text:style-name="T54">Zásoba uhlíku ve vegetaci</text:span></text:p>
      <text:p text:style-name="Standard">Míra plnění této funkce je zařazena do<text:s/><text:span text:style-name="T55">kat -</text:span></text:p>
      <text:p text:style-name="P56"/>
      <text:p text:style-name="Standard">Míra plnění funkcí a služeb je zařazena do 5 kategorií: velmi vysoká (5) – velmi nízká (1)//v barvách.</text:p>
      <text:p text:style-name="Standard"/>
      <text:p text:style-name="P57">Čím je funkce/služba lépe hodnocena, tím je daný segment pro krajinu přínosnější. Segmenty s velmi vysokou a vysokou mírou plnění funkcí/služeb, by měly být předmětem ochrany nebo alespoň snahy o zachování v jejím aktuálním stavu.</text:p>
      <text:p text:style-name="P58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Petrekova Adela</dc:creator>
    <meta:creation-date>2024-10-30T06:19:00Z</meta:creation-date>
    <dc:date>2024-11-08T17:36:00Z</dc:date>
    <meta:template xlink:href="Normal.dotm" xlink:type="simple"/>
    <meta:editing-cycles>12</meta:editing-cycles>
    <meta:editing-duration>PT24840S</meta:editing-duration>
    <meta:document-statistic meta:page-count="1" meta:paragraph-count="3" meta:word-count="268" meta:character-count="1847" meta:row-count="13" meta:non-whitespace-character-count="1582"/>
  </office:meta>
</office:document-meta>
</file>